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ResponseObjectFactory.createHtmlUnitWebResponse( HttpURLConnection the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ebResponseObjectFactory.createHttpUnitWebResponse( HttpURLConnection theConne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ebResponseObjectFactory.getResponseObject( String theClassName , Request the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WebResponseObjectFactory.WebResponseObjectFactory( HttpURLConnection the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